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verage Height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74.11" calcext:value-type="float">
            <text:p>74.11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77.77" calcext:value-type="float">
            <text:p>77.77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float" office:value="81.55" calcext:value-type="float">
            <text:p>81.5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3.29" calcext:value-type="float">
            <text:p>83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1:05:09.682512146</meta:creation-date>
    <dc:date>2016-12-09T13:18:00.457642626</dc:date>
    <meta:editing-duration>PT12M30S</meta:editing-duration>
    <meta:editing-cycles>1</meta:editing-cycles>
    <meta:document-statistic meta:table-count="1" meta:cell-count="12" meta:object-count="0"/>
    <meta:generator>LibreOffice/5.1.4.2$Linux_X86_64 LibreOffice_project/10m0$Build-2</meta:generator>
  </office:meta>
</office:document-meta>
</file>